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3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1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1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2" draw:text-style-name="P8" draw:layer="layout" svg:width="4.48cm" svg:height="1.44cm" svg:x="11.945cm" svg:y="11.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2" draw:text-style-name="P8" draw:layer="layout" svg:width="5.977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2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4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107cm" svg:y="2.5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78cm" svg:y="6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1cm" svg:y="7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428cm" svg:y="7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79cm" svg:y="7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135cm" svg:y="6.097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75cm" svg:y1="7.635cm" svg:x2="19.249cm" svg:y2="7.635cm">
          <text:p/>
        </draw:line>
        <draw:line draw:style-name="gr32" draw:text-style-name="P1" draw:layer="layout" svg:x1="22.051cm" svg:y1="7.606cm" svg:x2="23.55cm" svg:y2="7.606cm">
          <text:p/>
        </draw:line>
        <draw:frame draw:style-name="gr5" draw:text-style-name="P5" draw:layer="layout" svg:width="1.25cm" svg:height="0.962cm" svg:x="16.75cm" svg:y="7.135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5cm" svg:y="7.044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5cm" svg:y1="5.094cm" svg:x2="4.5cm" svg:y2="6.844cm">
          <text:p/>
        </draw:line>
        <draw:frame draw:style-name="gr34" draw:text-style-name="P14" draw:layer="layout" svg:width="11.5cm" svg:height="0.906cm" svg:x="5.25cm" svg:y="5.344cm">
          <draw:text-box>
            <text:p text:style-name="P8"><text:span text:style-name="T13">Teorema de Gauss e Integração por Quadratura de Gauss</text:span></text:p>
          </draw:text-box>
        </draw:frame>
        <draw:frame draw:style-name="gr9" draw:text-style-name="P8" draw:layer="layout" svg:width="10.623cm" svg:height="1.38cm" svg:x="4.127cm" svg:y="7.3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2.051cm" svg:y1="6.909cm" svg:x2="23.55cm" svg:y2="6.909cm">
          <text:p/>
        </draw:line>
        <draw:line draw:style-name="gr35" draw:text-style-name="P8" draw:layer="layout" svg:x1="17.8cm" svg:y1="6.938cm" svg:x2="19.299cm" svg:y2="6.938cm">
          <text:p/>
        </draw:line>
        <draw:frame draw:style-name="gr9" draw:text-style-name="P8" draw:layer="layout" svg:width="15.477cm" svg:height="1.654cm" svg:x="4.15cm" svg:y="8.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5cm" svg:y1="10.594cm" svg:x2="4.5cm" svg:y2="15.594cm">
          <text:p/>
        </draw:line>
        <draw:frame draw:style-name="gr36" draw:text-style-name="P14" draw:layer="layout" svg:width="9.25cm" svg:height="2.949cm" svg:x="5.25cm" svg:y="12.395cm">
          <draw:text-box>
            <text:p text:style-name="P8"><text:span text:style-name="T13">Interpolação linear para escrever valores nas faces em função de valores de centro</text:span></text:p>
            <text:p text:style-name="P8"><text:span text:style-name="T13"/></text:p>
            <text:p text:style-name="P8"><text:span text:style-name="T13">Considerando malha uniforme, temos:</text:span></text:p>
          </draw:text-box>
        </draw:frame>
        <draw:custom-shape draw:style-name="gr20" draw:text-style-name="P8" draw:layer="layout" svg:width="2.678cm" svg:height="2.347cm" svg:x="16.179cm" svg:y="1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857cm" svg:y="1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329cm" svg:y="12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79cm" svg:y="1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007cm" svg:y="12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6cm" svg:y="1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536cm" svg:y="1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358cm" svg:y="1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506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814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964cm" svg:y="11.635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714cm" svg:y="11.597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214cm" svg:y="11.597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1cm" svg:y="15.444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5cm" svg:y="15.444cm">
          <draw:text-box>
            <text:p text:style-name="P4"><text:span text:style-name="T11">e</text:span></text:p>
          </draw:text-box>
        </draw:frame>
        <draw:line draw:style-name="gr7" draw:text-style-name="P1" draw:layer="layout" svg:x1="21.5cm" svg:y1="14.094cm" svg:x2="21.5cm" svg:y2="15.594cm">
          <text:p/>
        </draw:line>
        <draw:frame draw:style-name="gr9" draw:text-style-name="P8" draw:layer="layout" svg:width="19.075cm" svg:height="1.595cm" svg:x="3.822cm" svg:y="16.6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85cm" svg:y1="15.144cm" svg:x2="21.5cm" svg:y2="15.144cm">
          <text:p/>
        </draw:line>
        <draw:frame draw:style-name="gr5" draw:text-style-name="P5" draw:layer="layout" svg:width="0.75cm" svg:height="0.962cm" svg:x="19.75cm" svg:y="14.282cm">
          <draw:text-box>
            <text:p text:style-name="P4"><text:span text:style-name="T11">d</text:span></text:p>
          </draw:text-box>
        </draw:frame>
        <draw:line draw:style-name="gr7" draw:text-style-name="P1" draw:layer="layout" svg:x1="18.85cm" svg:y1="14.094cm" svg:x2="18.85cm" svg:y2="15.594cm">
          <text:p/>
        </draw:line>
        <draw:frame draw:style-name="gr5" draw:text-style-name="P5" draw:layer="layout" svg:width="1.25cm" svg:height="0.962cm" svg:x="20.5cm" svg:y="12.382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9cm" svg:y="12.344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7cm" svg:y="6.5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75cm" svg:y="6.59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155cm" svg:y="3.0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45cm" svg:y="16.9cm">
          <draw:text-box>
            <text:p text:style-name="P6"><text:span text:style-name="T4">(6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3838" draw:end-color="#3465a4" draw:start-intensity="100%" draw:end-intensity="100%" draw:angle="90deg" draw:border="0%">
      <loext:gradient-stop svg:offset="0" loext:color-type="rgb" loext:color-value="#ff3838"/>
      <loext:gradient-stop svg:offset="1" loext:color-type="rgb" loext:color-value="#3465a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7:15:24.933224532</meta:creation-date>
    <dc:date>2025-12-07T17:00:16.662304226</dc:date>
    <meta:editing-duration>PT9H14M12S</meta:editing-duration>
    <meta:editing-cycles>56</meta:editing-cycles>
    <meta:generator>LibreOffice/25.2.6.2$Linux_X86_64 LibreOffice_project/40d1a0e1d5bdf1afaeae24d9ece32bbb00fa66a4</meta:generator>
    <meta:document-statistic meta:object-count="128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  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>f</mi>
            </munder>
            <mrow>
              <mo fence="true" form="prefix" stretchy="false">(</mo>
              <mrow>
                <mrow>
                  <mi>ϕ</mi>
                  <mn>.</mn>
                  <mi>A</mi>
                  <mn>.</mn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>f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sub>
          <mi>F</mi>
          <mi>ϕ</mi>
        </msub>
      </mrow>
      <mn>.</mn>
      <mi>V</mi>
    </mrow>
    <annotation encoding="StarMath 5.0">sum from{f} (%phi .A.vec U cdot hat n   )  - sum from{f} ( %alpha .A.vec nabla %phi cdot hat n )  = F_{%phi}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ϕ</mi>
                      <mn>.</mn>
                      <mi>A</mi>
                      <mn>.</mn>
                      <mi>u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ϕ</mi>
                      <mn>.</mn>
                      <mi>A</mi>
                      <mn>.</mn>
                      <mi>u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sub>
          <mi>F</mi>
          <mi>ϕ</mi>
        </msub>
      </mrow>
      <mn>.</mn>
      <mi>V</mi>
    </mrow>
    <annotation encoding="StarMath 5.0"> evaluate {(%phi .A. u)} from{d} - evaluate {(%phi .A. u)} from{e}   - [evaluate {( %alpha .A. { partial %phi } over { partial x }  )} from {d}-evaluate {( %alpha .A. { partial %phi } over { partial x }  )} from {e}]   = F_{%phi}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  <mn>.</mn>
                <mi>A</mi>
                <mn>.</mn>
                <mi>u</mi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  <mn>.</mn>
                <mi>A</mi>
                <mn>.</mn>
                <mi>u</mi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sub>
          <mi>F</mi>
          <mi>ϕ</mi>
        </msub>
      </mrow>
      <mn>.</mn>
      <mi>V</mi>
    </mrow>
    <annotation encoding="StarMath 5.0">({%phi_{D} + %phi_{P}} over {2} .A. u) - ({%phi_{P} + %phi_{E}} over {2} .A. u)   - [( %alpha .A. {%phi_{D} - %phi_{P}} over {d}) - (  %alpha .A. {%phi_{P} - %phi_{E}} over {d} )]   = F_{%phi}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i mathvariant="italic">uT</mi>
              </mrow>
              <mo fence="true" form="postfix" stretchy="false">)</mo>
            </mrow>
          </mrow>
          <mi mathvariant="italic">dx</mi>
        </mfrac>
        <mo stretchy="false">=</mo>
        <mfrac>
          <mi>d</mi>
          <mi mathvariant="italic">dx</mi>
        </mfrac>
      </mrow>
      <mrow>
        <mo fence="true" form="prefix" stretchy="false">(</mo>
        <mrow>
          <mrow>
            <mi>α</mi>
            <mfrac>
              <mi mathvariant="italic">dT</mi>
              <mi mathvariant="italic">dx</mi>
            </mfrac>
          </mrow>
        </mrow>
        <mo fence="true" form="postfix" stretchy="false">)</mo>
      </mrow>
    </mrow>
    <annotation encoding="StarMath 5.0">{d(uT)} over {dx} = {d} over {dx} ( %alpha {dT} over {dx} )</annotation>
  </semantics>
</math>
</file>